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prefix="4.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prefix="4.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ListParagraph" style:master-page-name="MP0" style:list-style-name="LFO4" style:family="paragraph">
      <style:paragraph-properties fo:break-before="page"/>
      <style:text-properties fo:font-weight="bold" style:font-weight-asian="bold" fo:font-size="16pt" style:font-size-asian="16pt" style:font-size-complex="16pt"/>
    </style:style>
    <style:style style:name="P2" style:parent-style-name="ListParagraph" style:list-style-name="LFO4" style:family="paragraph">
      <style:text-properties fo:font-weight="bold" style:font-weight-asian="bold" fo:font-size="14pt" style:font-size-asian="14pt" style:font-size-complex="14pt"/>
    </style:style>
    <style:style style:name="P3" style:parent-style-name="ListParagraph" style:list-style-name="LFO4" style:family="paragraph">
      <style:text-properties fo:font-size="12pt" style:font-size-asian="12pt" style:font-size-complex="12pt"/>
    </style:style>
    <style:style style:name="P4" style:parent-style-name="ListParagraph" style:list-style-name="LFO4" style:family="paragraph">
      <style:text-properties fo:font-size="12pt" style:font-size-asian="12pt" style:font-size-complex="12pt"/>
    </style:style>
    <style:style style:name="P5" style:parent-style-name="ListParagraph" style:list-style-name="LFO4" style:family="paragraph">
      <style:text-properties fo:font-size="12pt" style:font-size-asian="12pt" style:font-size-complex="12pt"/>
    </style:style>
    <style:style style:name="P6" style:parent-style-name="ListParagraph" style:list-style-name="LFO4" style:family="paragraph">
      <style:text-properties fo:font-weight="bold" style:font-weight-asian="bold" fo:font-size="16pt" style:font-size-asian="16pt" style:font-size-complex="16pt"/>
    </style:style>
    <style:style style:name="P7" style:parent-style-name="ListParagraph" style:list-style-name="LFO4" style:family="paragraph"/>
    <style:style style:name="T8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T1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T15" style:parent-style-name="DefaultParagraphFont" style:family="text">
      <style:text-properties fo:font-size="12pt" style:font-size-asian="12pt" style:font-size-complex="12pt"/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P18" style:parent-style-name="ListParagraph" style:list-style-name="LFO4" style:family="paragraph"/>
    <style:style style:name="T19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20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21" style:parent-style-name="DefaultParagraphFont" style:family="text">
      <style:text-properties fo:font-size="12pt" style:font-size-asian="12pt" style:font-size-complex="12pt"/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T25" style:parent-style-name="DefaultParagraphFont" style:family="text">
      <style:text-properties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T27" style:parent-style-name="DefaultParagraphFont" style:family="text">
      <style:text-properties fo:font-size="12pt" style:font-size-asian="12pt" style:font-size-complex="12pt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P33" style:parent-style-name="ListParagraph" style:list-style-name="LFO4" style:family="paragraph"/>
    <style:style style:name="T34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3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36" style:parent-style-name="DefaultParagraphFont" style:family="text">
      <style:text-properties fo:font-size="12pt" style:font-size-asian="12pt" style:font-size-complex="12pt"/>
    </style:style>
    <style:style style:name="T37" style:parent-style-name="DefaultParagraphFont" style:family="text">
      <style:text-properties fo:font-size="12pt" style:font-size-asian="12pt" style:font-size-complex="12pt"/>
    </style:style>
    <style:style style:name="P38" style:parent-style-name="ListParagraph" style:list-style-name="LFO4" style:family="paragraph"/>
    <style:style style:name="T39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0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1" style:parent-style-name="DefaultParagraphFont" style:family="text">
      <style:text-properties fo:font-size="12pt" style:font-size-asian="12pt" style:font-size-complex="12pt"/>
    </style:style>
    <style:style style:name="T42" style:parent-style-name="DefaultParagraphFont" style:family="text">
      <style:text-properties fo:font-size="12pt" style:font-size-asian="12pt" style:font-size-complex="12pt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T44" style:parent-style-name="DefaultParagraphFont" style:family="text">
      <style:text-properties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T46" style:parent-style-name="DefaultParagraphFont" style:family="text">
      <style:text-properties fo:font-size="12pt" style:font-size-asian="12pt" style:font-size-complex="12pt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T48" style:parent-style-name="DefaultParagraphFont" style:family="text">
      <style:text-properties fo:font-size="12pt" style:font-size-asian="12pt" style:font-size-complex="12pt"/>
    </style:style>
    <style:style style:name="P49" style:parent-style-name="ListParagraph" style:list-style-name="LFO4" style:family="paragraph"/>
    <style:style style:name="T50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51" style:parent-style-name="ListParagraph" style:family="paragraph">
      <style:paragraph-properties fo:margin-left="0.55in">
        <style:tab-stops/>
      </style:paragraph-properties>
    </style:style>
    <style:style style:name="T52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list text:style-name="LFO4" text:continue-numbering="true">
        <text:list-item>
          <text:p text:style-name="P1">System Features</text:p>
          <text:list text:continue-numbering="true">
            <text:list-item>
              <text:p text:style-name="P2">Monitor &amp; Capture Video/Photo</text:p>
              <text:list text:continue-numbering="true">
                <text:list-item>
                  <text:p text:style-name="P3">Description and Priority<text:line-break/>Monitor occupied and vacant parking spaces in a parking lot<text:s/>by image acquisition<text:s/>within a time frame<text:s/>during a 24-hour and 7 days a week<text:s/>in process while<text:s/>obtaining digital images from a camera which will capture single frames of video, converts into digital, and then sends the photos to a neutral network.<text:s/>Priority is high.</text:p>
                </text:list-item>
                <text:list-item>
                  <text:p text:style-name="P4">Stimulus/Response Sequences<text:line-break/>Stimulus:<text:tab/><text:tab/>Patron requests<text:s/>for an available parking space<text:line-break/>Response:<text:tab/>System queries patron for details of parking space availability<text:line-break/><text:line-break/>Stimulus:<text:tab/><text:tab/>Patron orders a limited time frame for parking space<text:line-break/>Response:<text:tab/>System sets<text:s/>the limited time frame requested</text:p>
                </text:list-item>
                <text:list-item>
                  <text:p text:style-name="P5">Functional Requirements<text:line-break/>REQ-1:<text:tab/>The system shall observe parking spaces and obtain images<text:line-break/>REQ-2:<text:tab/>The system shall send captured images<text:s/>by transmission through Wi-Fi to the neutral network which shall receive the captured images and save captured images<text:line-break/>REQ-3:<text:tab/>The system shall keep track of past, present, and future time/date</text:p>
                </text:list-item>
              </text:list>
            </text:list-item>
          </text:list>
        </text:list-item>
        <text:list-item>
          <text:p text:style-name="P6">Other Nonfunctional Requirements</text:p>
          <text:list text:continue-numbering="true">
            <text:list-item>
              <text:p text:style-name="P7"><text:span text:style-name="T8">Performance Requirements</text:span><text:span text:style-name="T9"><text:line-break/></text:span><text:span text:style-name="T10">PE-1:</text:span><text:span text:style-name="T11"><text:tab/></text:span><text:span text:style-name="T12">The</text:span><text:span text:style-name="T13"><text:s/></text:span><text:span text:style-name="T14">system shall have a usage time of 24 hour of each day of the week</text:span><text:span text:style-name="T15"><text:line-break/>PE-2:</text:span><text:span text:style-name="T16"><text:tab/>The system shall have a time interval of</text:span><text:span text:style-name="T17"><text:s/>up to 15 seconds</text:span></text:p>
            </text:list-item>
            <text:list-item>
              <text:p text:style-name="P18"><text:span text:style-name="T19">Safety Requirements</text:span><text:span text:style-name="T20"><text:line-break/></text:span><text:span text:style-name="T21">SE-1</text:span><text:span text:style-name="T22">:</text:span><text:span text:style-name="T23"><text:tab/>The system</text:span><text:span text:style-name="T24"><text:s/>may have</text:span><text:span text:style-name="T25"><text:s/>a risk of being damaged</text:span><text:span text:style-name="T26">,<text:s/></text:span><text:span text:style-name="T27">loss of data</text:span><text:span text:style-name="T28">, and/or harmed</text:span><text:span text:style-name="T29"><text:s/>due to severe weather conditions</text:span><text:span text:style-name="T30"><text:s/>such as thunderstorms, rain, lightning, winds, fog, hot/cold temperatures, and/or natural disasters.</text:span><text:span text:style-name="T31"><text:line-break/>SE-2:</text:span><text:span text:style-name="T32"><text:tab/></text:span></text:p>
            </text:list-item>
            <text:list-item>
              <text:p text:style-name="P33"><text:span text:style-name="T34">Security Requirements</text:span><text:span text:style-name="T35"><text:line-break/></text:span><text:span text:style-name="T36">SE-1:</text:span><text:span text:style-name="T37"><text:tab/>The system shall permit the administrator access only with granted password</text:span></text:p>
            </text:list-item>
            <text:list-item>
              <text:p text:style-name="P38"><text:span text:style-name="T39">Software Quality Attributes</text:span><text:span text:style-name="T40"><text:line-break/></text:span><text:span text:style-name="T41">Adaptability-1:</text:span><text:span text:style-name="T42"><text:tab/></text:span><text:span text:style-name="T43">Able to adjust to daytime and nighttime settings</text:span><text:span text:style-name="T44"><text:line-break/>Availability-1:</text:span><text:span text:style-name="T45"><text:tab/></text:span><text:span text:style-name="T46"><text:tab/>The system shall be available to the administrator 24hours every day of the year</text:span><text:span text:style-name="T47"><text:line-break/>Correctness-1:</text:span><text:span text:style-name="T48"><text:tab/>The system shall obtain results of time, day, and availability</text:span></text:p>
            </text:list-item>
            <text:list-item>
              <text:p text:style-name="P49"><text:span text:style-name="T50">Business Rules</text:span></text:p>
            </text:list-item>
          </text:list>
        </text:list-item>
      </text:list>
      <text:p text:style-name="P51"><text:span text:style-name="T52">The administrator may not give out private information about patrons whereabouts unless authorities are investigati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2" style:family="text">
      <style:text-properties fo:font-weight="bold" style:font-weight-asian="bold" fo:font-size="14pt" style:font-size-asian="14pt" style:font-size-complex="14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prefix="4.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prefix="4.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claibor@students.chattahoocheetech.edu</meta:initial-creator>
    <dc:creator>pclaibor@students.chattahoocheetech.edu</dc:creator>
    <meta:creation-date>2016-09-20T18:11:00Z</meta:creation-date>
    <dc:date>2016-09-20T18:11:00Z</dc:date>
    <meta:template xlink:href="Normal" xlink:type="simple"/>
    <meta:editing-cycles>2</meta:editing-cycles>
    <meta:editing-duration>PT60S</meta:editing-duration>
    <meta:document-statistic meta:page-count="1" meta:paragraph-count="3" meta:word-count="290" meta:character-count="1942" meta:row-count="13" meta:non-whitespace-character-count="1655"/>
  </office:meta>
</office:document-meta>
</file>